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0678b" officeooo:paragraph-rsid="0020678b"/>
    </style:style>
    <style:style style:name="P2" style:family="paragraph" style:parent-style-name="Standard">
      <style:text-properties fo:language="en" fo:country="US" officeooo:rsid="00251f6d" officeooo:paragraph-rsid="00251f6d"/>
    </style:style>
    <style:style style:name="T1" style:family="text">
      <style:text-properties officeooo:rsid="00237676"/>
    </style:style>
    <style:style style:name="T2" style:family="text">
      <style:text-properties officeooo:rsid="00244233"/>
    </style:style>
    <style:style style:name="T3" style:family="text">
      <style:text-properties officeooo:rsid="0025b77c"/>
    </style:style>
  </office:automatic-styles>
  <office:body>
    <office:text>
      <text:tracked-changes text:track-changes="false">
        <text:changed-region xml:id="ct54047184" text:id="ct54047184">
          <text:insertion>
            <office:change-info>
              <dc:creator>Unknown Author</dc:creator>
              <dc:date>2013-10-11T14:17:00</dc:date>
            </office:change-info>
          </text:insertion>
        </text:changed-region>
        <text:changed-region xml:id="ct54048928" text:id="ct54048928">
          <text:insertion>
            <office:change-info>
              <dc:creator>Unknown Author</dc:creator>
              <dc:date>2013-10-11T14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 should be 2 extra menu items for “redline”, and 4 for “sss”. <text:span text:style-name="T3">In a doc without redlines, there should be 0.</text:span></text:p>
      <text:p text:style-name="P1">This will be a spelling error inside a redline: <text:change-start text:change-id="ct54047184"/><text:span text:style-name="T1">sss</text:span> <text:change-end text:change-id="ct54047184"/>is a dog <text:change-start text:change-id="ct54048928"/><text:span text:style-name="T2">and not a cat</text:span> <text:change-end text:change-id="ct54048928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3-10-11T17:53:14.712628817</dc:date>
    <meta:editing-duration>PT2M6S</meta:editing-duration>
    <meta:editing-cycles>10</meta:editing-cycles>
    <meta:generator>LibreOfficeDev/4.2.0.0.alpha0$Linux_X86_64 LibreOffice_project/823278dd095d754d0f673ef140c36c9fa7ebeffd</meta:generator>
    <meta:document-statistic meta:table-count="0" meta:image-count="0" meta:object-count="0" meta:page-count="1" meta:paragraph-count="2" meta:word-count="40" meta:character-count="188" meta:non-whitespace-character-count="150"/>
  </office:meta>
</office:document-meta>
</file>